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23600002305000012CD3628FC8C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s-strategy-notes" style:list-style-name="L2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>
        <office:forms form:automatic-focus="false" form:apply-design-mode="false"/>
        <draw:custom-shape draw:style-name="gr1" draw:text-style-name="P1" draw:layer="layout" svg:width="10.16cm" svg:height="7.62cm" svg:x="6.853cm" svg:y="0.364cm">
          <text:p text:style-name="P1">Xane.com News (AKA Xane News)</text:p>
          <draw:enhanced-geometry svg:viewBox="0 0 21600 21600" draw:text-areas="?f0 0 ?f4 21600" draw:extrusion="true" draw:extrusion-rotation-angle="-35 -40" dr3d:shade-mode="flat" draw:extrusion-metal="false" draw:extrusion-specularity="0%" draw:extrusion-diffusion="0%" draw:extrusion-depth="0.2032cm 0" draw:type="left-right-arrow-callout" draw:modifiers="10133.569530558 8959.13922057473 5400 8959.13922057473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51cm" svg:stroke-color="#0000ff" draw:marker-start-width="0.381cm" draw:marker-start-center="false" draw:marker-end-width="0.381cm" draw:marker-end-center="false" svg:stroke-opacity="65%" draw:fill="solid" draw:fill-color="#7da647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80" style:text-outline="false" style:text-line-through-style="none" fo:font-family="'Bitstream Vera Sans Mono'" style:font-style-name="Bold Oblique" style:font-family-generic="modern" style:font-pitch="fixed" fo:font-size="28pt" fo:font-style="italic" fo:text-shadow="none" style:text-underline-style="dotted" style:text-underline-width="bold" style:text-underline-color="font-color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prs-strategy" style:page-layout-name="PM1" draw:style-name="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gr3" draw:text-style-name="P3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6-25T00:39:53</meta:creation-date>
    <dc:date>2008-06-25T01:05:50</dc:date>
    <dc:language>en-US</dc:language>
    <meta:editing-cycles>2</meta:editing-cycles>
    <meta:editing-duration>PT26M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